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9" style:family="paragraph" style:parent-style-name="Standard" style:list-style-name="L6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0" style:family="paragraph" style:parent-style-name="Standard" style:list-style-name="L7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Standard" style:list-style-name="L8">
      <style:paragraph-properties fo:text-align="start" style:justify-single-word="false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14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Times New Roman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vision 1.0</text:p>
      <text:p text:style-name="P12">1/13/13</text:p>
      <text:p text:style-name="P1"/>
      <text:p text:style-name="P1"/>
      <text:p text:style-name="P1"/>
      <text:p text:style-name="P13"/>
      <text:p text:style-name="P14">Mobile Base Specifacations <text:s/></text:p>
      <text:p text:style-name="P3"><text:span text:style-name="T1">Chasis</text:span><text:line-break/>Required:</text:p>
      <text:list xml:id="list6428272847784975490" text:style-name="L1">
        <text:list-item>
          <text:p text:style-name="P4">Competition Frame</text:p>
        </text:list-item>
        <text:list-item>
          <text:p text:style-name="P4">Relative Competition CoG</text:p>
        </text:list-item>
      </text:list>
      <text:p text:style-name="P3">Want:</text:p>
      <text:list xml:id="list8456955806784148062" text:style-name="L2">
        <text:list-item>
          <text:p text:style-name="P5">DNE</text:p>
        </text:list-item>
      </text:list>
      <text:p text:style-name="P3"/>
      <text:p text:style-name="P2">Drive Train</text:p>
      <text:p text:style-name="P3">Required:</text:p>
      <text:list xml:id="list3375770771448846040" text:style-name="L3">
        <text:list-item>
          <text:p text:style-name="P6">Robot competition Drive</text:p>
        </text:list-item>
      </text:list>
      <text:p text:style-name="P3">Want:</text:p>
      <text:list xml:id="list6661622627953026383" text:style-name="L4">
        <text:list-item>
          <text:p text:style-name="P7">DNE</text:p>
        </text:list-item>
      </text:list>
      <text:p text:style-name="P3"/>
      <text:p text:style-name="P2">Shooter</text:p>
      <text:p text:style-name="P3">Required:</text:p>
      <text:list xml:id="list5335113481380907012" text:style-name="L5">
        <text:list-item>
          <text:p text:style-name="P8">Competition motors, controllers, and wheel design</text:p>
        </text:list-item>
        <text:list-item>
          <text:p text:style-name="P8">Fixed ~30<text:span text:style-name="T2">º</text:span></text:p>
        </text:list-item>
      </text:list>
      <text:p text:style-name="P3">Want:</text:p>
      <text:list xml:id="list5584045689427982417" text:style-name="L6">
        <text:list-item>
          <text:p text:style-name="P9">Vertical Adjustment</text:p>
        </text:list-item>
      </text:list>
      <text:p text:style-name="P3">[DOES NOT HAVE TO COLLECT HAVE A COLLECTOR]</text:p>
      <text:p text:style-name="P3"/>
      <text:p text:style-name="P2">Climber</text:p>
      <text:p text:style-name="P3">Required:</text:p>
      <text:list xml:id="list6467125877143676774" text:style-name="L7">
        <text:list-item>
          <text:p text:style-name="P10">Climber simliar to competition climber</text:p>
        </text:list-item>
      </text:list>
      <text:p text:style-name="P3">Want:</text:p>
      <text:list xml:id="list7882736156665094909" text:style-name="L8">
        <text:list-item>
          <text:p text:style-name="P11">D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1M28S</meta:editing-duration>
    <meta:editing-cycles>4</meta:editing-cycles>
    <meta:generator>OpenOffice.org/3.4$Win32 OpenOffice.org_project/340m1$Build-9590</meta:generator>
    <dc:date>2013-01-13T16:16:00.65</dc:date>
    <meta:print-date>2013-01-13T13:44:46.54</meta:print-date>
    <meta:document-statistic meta:table-count="0" meta:image-count="0" meta:object-count="0" meta:page-count="1" meta:paragraph-count="25" meta:word-count="63" meta:character-count="377"/>
    <meta:user-defined meta:name="Info 1"/>
    <meta:user-defined meta:name="Info 2"/>
    <meta:user-defined meta:name="Info 3"/>
    <meta:user-defined meta:name="Info 4"/>
  </office:meta>
</office:document-meta>
</file>